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B8000001310E3B1D53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20000027C0000014050A5A5D5.eps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T1" style:family="text">
      <style:text-properties fo:font-family="'XB Tabriz'" style:font-pitch="variable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571cm" svg:height="3.809cm" svg:x="2.715cm" svg:y="0.759cm">
          <draw:image xlink:href="Pictures/200000020000027C0000014050A5A5D5.eps" xlink:type="simple" xlink:show="embed" xlink:actuate="onLoad">
            <text:p/>
          </draw:image>
        </draw:frame>
        <draw:frame draw:style-name="gr2" draw:text-style-name="P2" draw:layer="layout" svg:width="0.937cm" svg:height="0.911cm" svg:x="11.515cm" svg:y="3.52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0.569cm" svg:y="3.54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0.748cm" svg:height="0.725cm" svg:x="4.994cm" svg:y="2.727cm">
          <draw:text-box>
            <text:p><text:span text:style-name="T2">+</text:span></text:p>
          </draw:text-box>
        </draw:frame>
        <draw:frame draw:style-name="gr2" draw:text-style-name="P2" draw:layer="layout" svg:width="0.642cm" svg:height="0.725cm" svg:x="5.047cm" svg:y="3.38cm">
          <draw:text-box>
            <text:p><text:span text:style-name="T2">-</text:span></text:p>
          </draw:text-box>
        </draw:frame>
        <draw:frame draw:style-name="gr3" draw:text-style-name="P1" draw:layer="layout" svg:width="0.335cm" svg:height="0.258cm" svg:x="2.405cm" svg:y="3.526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552cm" svg:height="0.36cm" svg:x="4.304cm" svg:y="3.295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349cm" svg:height="0.258cm" svg:x="5.194cm" svg:y="3.354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35cm" svg:height="0.258cm" svg:x="6.149cm" svg:y="3.269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6.826cm" svg:y="2.129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527cm" svg:height="0.365cm" svg:x="7.718cm" svg:y="2.903cm">
          <draw:image xlink:href="Pictures/20000001000001B8000001310E3B1D53.svm" xlink:type="simple" xlink:show="embed" xlink:actuate="onLoad">
            <text:p/>
          </draw:image>
        </draw:frame>
        <draw:frame draw:style-name="gr8" draw:text-style-name="P1" draw:layer="layout" svg:width="0.456cm" svg:height="0.355cm" svg:x="7.815cm" svg:y="1.383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46cm" svg:height="0.355cm" svg:x="7.828cm" svg:y="3.653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557cm" svg:height="0.355cm" svg:x="8.59cm" svg:y="3.653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532cm" svg:height="0.365cm" svg:x="10.151cm" svg:y="3.643cm">
          <draw:image xlink:href="Pictures/20000001000001BC0000013180CA14ED.svm" xlink:type="simple" xlink:show="embed" xlink:actuate="onLoad">
            <text:p/>
          </draw:image>
        </draw:frame>
        <draw:frame draw:style-name="gr5" draw:text-style-name="P1" draw:layer="layout" svg:width="0.349cm" svg:height="0.258cm" svg:x="9.767cm" svg:y="2.008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552cm" svg:height="0.36cm" svg:x="9.456cm" svg:y="1.378cm">
          <draw:image xlink:href="Pictures/20000001000001CD0000012DBE74C9DE.svm" xlink:type="simple" xlink:show="embed" xlink:actuate="onLoad">
            <text:p/>
          </draw:image>
        </draw:frame>
        <draw:frame draw:style-name="gr12" draw:text-style-name="P1" draw:layer="layout" svg:width="0.739cm" svg:height="0.365cm" svg:x="8.485cm" svg:y="0.413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14:08:03</meta:creation-date>
    <meta:editing-duration>PT1H50M11S</meta:editing-duration>
    <meta:editing-cycles>22</meta:editing-cycles>
    <meta:generator>LibreOffice/3.3$Linux LibreOffice_project/330m19$Build-401</meta:generator>
    <dc:title>kkkFigures</dc:title>
    <meta:initial-creator>kkk </meta:initial-creator>
    <dc:date>2014-03-06T17:31:12</dc:date>
    <dc:creator>kkk </dc:creator>
    <meta:document-statistic meta:object-count="18"/>
    <meta:template xlink:type="simple" xlink:actuate="onRequest" xlink:title="kkkFigures" xlink:href="../../../../.libreoffice/3/user/template/kkkFigures.otg" meta:date="2014-02-01T14:08:01"/>
  </office:meta>
</office:document-meta>
</file>